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8080" loext:opacity="100%" fo:font-size="13pt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1-12-26T22:19:47.384000000</dc:date>
    <meta:editing-duration>PT1M51S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